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9">
      <style:paragraph-properties fo:margin-top="0cm" fo:margin-bottom="0cm" style:contextual-spacing="false"/>
    </style:style>
    <style:style style:name="P14" style:family="paragraph" style:parent-style-name="Text_20_body" style:list-style-name="L10"/>
    <style:style style:name="P15" style:family="paragraph" style:parent-style-name="Text_20_body" style:list-style-name="L10">
      <style:paragraph-properties fo:margin-top="0cm" fo:margin-bottom="0cm" style:contextual-spacing="false"/>
    </style:style>
    <style:style style:name="P16" style:family="paragraph" style:parent-style-name="Text_20_body" style:list-style-name="L11"/>
    <style:style style:name="P17" style:family="paragraph" style:parent-style-name="Text_20_body" style:list-style-name="L11">
      <style:paragraph-properties fo:margin-top="0cm" fo:margin-bottom="0cm" style:contextual-spacing="false"/>
    </style:style>
    <style:style style:name="P18" style:family="paragraph" style:parent-style-name="Text_20_body" style:list-style-name="L12"/>
    <style:style style:name="P19" style:family="paragraph" style:parent-style-name="Text_20_body" style:list-style-name="L12">
      <style:paragraph-properties fo:margin-top="0cm" fo:margin-bottom="0cm" style:contextual-spacing="false"/>
    </style:style>
    <style:style style:name="P20" style:family="paragraph" style:parent-style-name="Text_20_body" style:list-style-name="L13"/>
    <style:style style:name="P21" style:family="paragraph" style:parent-style-name="Text_20_body" style:list-style-name="L13">
      <style:paragraph-properties fo:margin-top="0cm" fo:margin-bottom="0cm" style:contextual-spacing="false"/>
    </style:style>
    <style:style style:name="P22" style:family="paragraph" style:parent-style-name="Text_20_body" style:list-style-name="L14"/>
    <style:style style:name="P23" style:family="paragraph" style:parent-style-name="Text_20_body" style:list-style-name="L14">
      <style:paragraph-properties fo:margin-top="0cm" fo:margin-bottom="0cm" style:contextual-spacing="false"/>
    </style:style>
    <style:style style:name="P24" style:family="paragraph" style:parent-style-name="Text_20_body" style:list-style-name="L15"/>
    <style:style style:name="P25" style:family="paragraph" style:parent-style-name="Text_20_body" style:list-style-name="L15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gy Javaslat a Még Elegánsabb Megoldáshoz 💡</text:h>
      <text:p text:style-name="Text_20_body">A jelenlegi megoldásod tökéletesen működik és biztonságos. Amit most mutatok, az nem egy hiba javítása, hanem egy alternatív, még "elegánsabb" megközelítés, amivel az <text:span text:style-name="Source_20_Text">OpenZeppelin AccessControl</text:span> adta lehetőségeket még jobban kiaknázhatod. A cél a módosítók (<text:span text:style-name="Source_20_Text">modifier</text:span>) egyszerűsítése.</text:p>
      <text:p text:style-name="Text_20_body">Ahelyett, hogy a módosítókban komplex <text:span text:style-name="Source_20_Text">||</text:span> (VAGY) feltételeket használnál, a jogosultságokat már a kiosztáskor is egymásra építheted.</text:p>
      <text:p text:style-name="Text_20_body"><text:span text:style-name="Strong_20_Emphasis">A Jelenlegi Logikád:</text:span> Egy <text:span text:style-name="Source_20_Text">operator</text:span> nem kapja meg automatikusan a <text:span text:style-name="Source_20_Text">MINTER_ROLE</text:span>-t, ezért a <text:span text:style-name="Source_20_Text">mint</text:span> funkciót védő módosítónak ellenőriznie kell, hogy a hívó <text:span text:style-name="Source_20_Text">minter</text:span> VAGY <text:span text:style-name="Source_20_Text">operator</text:span> VAGY <text:span text:style-name="Source_20_Text">admin</text:span>.</text:p>
      <text:p text:style-name="Text_20_body"><text:span text:style-name="Strong_20_Emphasis">Egy Alternatív, Egyszerűbb Logika:</text:span> Mi lenne, ha a hierarchiát már a jogosultságok kiosztásánál érvényesítenéd? Azaz, aki megkapja az <text:span text:style-name="Source_20_Text">OPERATOR_ROLE</text:span>-t, az automatikusan megkapja a <text:span text:style-name="Source_20_Text">MINTER_ROLE</text:span>-t és a <text:span text:style-name="Source_20_Text">PAUSER_ROLE</text:span>-t is.</text:p>
      <text:p text:style-name="Text_20_body"><text:span text:style-name="Strong_20_Emphasis">Hogyan nézne ki ez a gyakorlatban?</text:span></text:p>
      <text:p text:style-name="Text_20_body">Módosítsd a konstruktort úgy, hogy a magasabb szintű szerepkörök birtokosai a nekik alárendelt szerepköröket is megkapják.</text:p>
      <text:p text:style-name="Text_20_body"><text:span text:style-name="Strong_20_Emphasis">Javasolt módosítás a konstruktorban:</text:span></text:p>
      <text:p text:style-name="P3">Solidity</text:p>
      <text:p text:style-name="Preformatted_20_Text"><text:span text:style-name="Source_20_Text">constructor(address feedAddress, address admin, address minter, address pauser, address operator)</text:span></text:p>
      <text:p text:style-name="Preformatted_20_Text"><text:span text:style-name="Source_20_Text"><text:s text:c="4"/>ERC20("Satoshi Standard", "SATSTD")</text:span></text:p>
      <text:p text:style-name="Preformatted_20_Text"><text:span text:style-name="Source_20_Text">{</text:span></text:p>
      <text:p text:style-name="Preformatted_20_Text"><text:span text:style-name="Source_20_Text"><text:s text:c="4"/>// ... a require ellenőrzések ...</text:span></text:p>
      <text:p text:style-name="Preformatted_20_Text"/>
      <text:p text:style-name="Preformatted_20_Text"><text:span text:style-name="Source_20_Text"><text:s text:c="4"/>// Admin szerepkörök (ő a legfőbb úr)</text:span></text:p>
      <text:p text:style-name="Preformatted_20_Text"><text:span text:style-name="Source_20_Text"><text:s text:c="4"/>_grantRole(DEFAULT_ADMIN_ROLE, admin);</text:span></text:p>
      <text:p text:style-name="Preformatted_20_Text"><text:span text:style-name="Source_20_Text"><text:s text:c="4"/>_grantRole(ADMIN_ROLE, admin);</text:span></text:p>
      <text:p text:style-name="Preformatted_20_Text"><text:span text:style-name="Source_20_Text"><text:s text:c="4"/>_grantRole(OPERATOR_ROLE, admin); // Az Admin egyben Operator is</text:span></text:p>
      <text:p text:style-name="Preformatted_20_Text"><text:span text:style-name="Source_20_Text"><text:s text:c="4"/>_grantRole(MINTER_ROLE, admin); <text:s text:c="2"/>// Az Admin egyben Minter is</text:span></text:p>
      <text:p text:style-name="Preformatted_20_Text"><text:span text:style-name="Source_20_Text"><text:s text:c="4"/>_grantRole(PAUSER_ROLE, admin); <text:s text:c="2"/>// Az Admin egyben Pauser is</text:span></text:p>
      <text:p text:style-name="Preformatted_20_Text"/>
      <text:p text:style-name="Preformatted_20_Text"><text:span text:style-name="Source_20_Text"><text:s text:c="4"/>// Operator szerepkörök (ő a "mindenes")</text:span></text:p>
      <text:p text:style-name="Preformatted_20_Text"><text:span text:style-name="Source_20_Text"><text:s text:c="4"/>_grantRole(OPERATOR_ROLE, operator);</text:span></text:p>
      <text:p text:style-name="Preformatted_20_Text"><text:span text:style-name="Source_20_Text"><text:s text:c="4"/>_grantRole(MINTER_ROLE, operator); // Az Operator egyben Minter is</text:span></text:p>
      <text:p text:style-name="Preformatted_20_Text"><text:span text:style-name="Source_20_Text"><text:s text:c="4"/>_grantRole(PAUSER_ROLE, operator); // Az Operator egyben Pauser is</text:span></text:p>
      <text:p text:style-name="Preformatted_20_Text"/>
      <text:p text:style-name="Preformatted_20_Text"><text:span text:style-name="Source_20_Text"><text:s text:c="4"/>// Specifikus szerepkörök</text:span></text:p>
      <text:p text:style-name="Preformatted_20_Text"><text:span text:style-name="Source_20_Text"><text:s text:c="4"/>_grantRole(MINTER_ROLE, minter);</text:span></text:p>
      <text:p text:style-name="Preformatted_20_Text"><text:span text:style-name="Source_20_Text"><text:s text:c="4"/>_grantRole(PAUSER_ROLE, pauser);</text:span></text:p>
      <text:p text:style-name="Preformatted_20_Text"/>
      <text:p text:style-name="Preformatted_20_Text"><text:span text:style-name="Source_20_Text"><text:s text:c="4"/>reserveFeed = AggregatorV3Interface(feedAddress);</text:span></text:p>
      <text:p text:style-name="P1"><text:span text:style-name="Source_20_Text">}</text:span></text:p>
      <text:p text:style-name="Text_20_body"><text:span text:style-name="Strong_20_Emphasis">Mi ennek az előnye?</text:span></text:p>
      <text:p text:style-name="Text_20_body">Ezzel a beállítással a komplex egyedi módosítóidat lecserélheted az OpenZeppelin egyszerű, beépített <text:span text:style-name="Source_20_Text">onlyRole</text:span> módosítójára, mert a jogosultsági logika már a kiosztáskor eldőlt.</text:p>
      <text:p text:style-name="Text_20_body"><text:span text:style-name="Strong_20_Emphasis">A függvényeid sokkal tisztábbá válnának:</text:span></text:p>
      <text:p text:style-name="P3"><text:soft-page-break/>Solidity</text:p>
      <text:p text:style-name="Preformatted_20_Text"><text:span text:style-name="Source_20_Text">// Nincs többé szükség a komplex "onlyMinterOrOperatorOrAdmin" módosítóra!</text:span></text:p>
      <text:p text:style-name="Preformatted_20_Text"><text:span text:style-name="Source_20_Text">// Elég csak a legalacsonyabb szükséges jogosultságot ellenőrizni.</text:span></text:p>
      <text:p text:style-name="Preformatted_20_Text"><text:span text:style-name="Source_20_Text">function mint(address to, uint256 amount) external whenNotPaused onlyRole(MINTER_ROLE) {</text:span></text:p>
      <text:p text:style-name="Preformatted_20_Text"><text:span text:style-name="Source_20_Text"><text:s text:c="4"/>// ...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burn(address from, uint256 amount) external whenNotPaused onlyRole(MINTER_ROLE) {</text:span></text:p>
      <text:p text:style-name="Preformatted_20_Text"><text:span text:style-name="Source_20_Text"><text:s text:c="4"/>// ...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pause() public onlyRole(PAUSER_ROLE) {</text:span></text:p>
      <text:p text:style-name="Preformatted_20_Text"><text:span text:style-name="Source_20_Text"><text:s text:c="4"/>_pause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setReserveFeed(address newFeed) external onlyRole(OPERATOR_ROLE) {</text:span></text:p>
      <text:p text:style-name="Preformatted_20_Text"><text:span text:style-name="Source_20_Text"><text:s text:c="4"/>// ...</text:span></text:p>
      <text:p text:style-name="P1"><text:span text:style-name="Source_20_Text">}</text:span></text:p>
      <text:p text:style-name="Text_20_body">Mivel az <text:span text:style-name="Source_20_Text">admin</text:span> és az <text:span text:style-name="Source_20_Text">operator</text:span> is megkapta a <text:span text:style-name="Source_20_Text">MINTER_ROLE</text:span>-t, automatikusan jogosultak lesznek a <text:span text:style-name="Source_20_Text">mint</text:span> funkció hívására anélkül, hogy külön <text:span text:style-name="Source_20_Text">||</text:span> feltétellel ellenőriznénk őket. A jogosultsági logika a "ki kicsoda" kérdésre egyszerűsödik, nem pedig a "ki mit csinálhat" komplex feltételeire. Ez a megközelítés könnyebben olvasható, auditálható és karbantartható.</text:p>
      <text:h text:style-name="Heading_20_4" text:outline-level="4"><text:span text:style-name="Strong_20_Emphasis">1. Okosszerződés Audit</text:span></text:h>
      <text:p text:style-name="Text_20_body">A legfontosabb lépés. Egy független, professzionális cégnek át kell vizsgálnia a teljes Solidity kódbázisodat. A te frontended hiába tökéletes, ha a szerződésben van egyetlen hiba, az összes fedezet elveszhet.</text:p>
      <text:list text:style-name="L1">
        <text:list-item>
          <text:p text:style-name="P4"><text:span text:style-name="Strong_20_Emphasis">Teendő:</text:span> Keress fel auditáló cégeket (pl. Certik, ConsenSys Diligence, Trail of Bits), kérj árajánlatot, és tervezz be heteket vagy akár hónapokat erre a folyamatra. </text:p>
        </text:list-item>
      </text:list>
      <text:h text:style-name="Heading_20_4" text:outline-level="4"><text:span text:style-name="Strong_20_Emphasis">1.2. Admin Kulcsok Kezelése: Gnosis Safe</text:span></text:h>
      <text:p text:style-name="Text_20_body">Az <text:span text:style-name="Source_20_Text">ADMIN_ROLE</text:span> és <text:span text:style-name="Source_20_Text">OPERATOR_ROLE</text:span> kulcsait soha nem szabad egyetlen személy MetaMask tárcájában tárolni. Ha azt feltörik, mindent elvesztettél.</text:p>
      <text:list text:style-name="L2">
        <text:list-item>
          <text:p text:style-name="P5"><text:span text:style-name="Strong_20_Emphasis">Teendő:</text:span> Állíts be egy <text:span text:style-name="Strong_20_Emphasis">Gnosis Safe</text:span> (új nevén: <text:span text:style-name="Strong_20_Emphasis">Safe</text:span>) multisig (több-aláírásos) tárcát. A kritikus műveletek (pl. <text:span text:style-name="Source_20_Text">pause</text:span>, <text:span text:style-name="Source_20_Text">setReserveFeed</text:span>) végrehajtásához így több csapattagnak (pl. 3-ból 2-nek) is jóvá kell hagynia a tranzakciót. Ez az iparági standard. </text:p>
        </text:list-item>
      </text:list>
      <text:h text:style-name="Heading_20_4" text:outline-level="4"><text:span text:style-name="Strong_20_Emphasis">1.3. Konfiguráció és Címek Kiszervezése</text:span></text:h>
      <text:p text:style-name="Text_20_body">A szerződéscímeket és ABI-kat soha ne égesd bele a kódba. Ez megnehezíti a karbantartást és a különböző hálózatokon való működést.</text:p>
      <text:list text:style-name="L3">
        <text:list-item>
          <text:p text:style-name="P6"><text:span text:style-name="Strong_20_Emphasis">Teendő:</text:span> Használj <text:span text:style-name="Source_20_Text">.env</text:span> fájlt a címek tárolására (<text:span text:style-name="Source_20_Text">REACT_APP_CONTRACT_ADDRESS=...</text:span>), az ABI-kat pedig mentsd el külön <text:span text:style-name="Source_20_Text">JSON</text:span> fájlokba az <text:span text:style-name="Source_20_Text">src</text:span> mappán belül, és onnan importáld őket. </text:p>
        </text:list-item>
      </text:list>
      <text:p text:style-name="Horizontal_20_Line"/>
      <text:h text:style-name="Heading_20_3" text:outline-level="3"><text:soft-page-break/>2. Szint: Professzionális Felhasználói Élmény (UX)</text:h>
      <text:p text:style-name="Text_20_body">Ezek a lépések teszik az alkalmazásodat megbízhatóvá és szerethetővé.</text:p>
      <text:h text:style-name="Heading_20_4" text:outline-level="4"><text:span text:style-name="Strong_20_Emphasis">2.1. Részletesebb Tranzakció-Visszajelzés</text:span></text:h>
      <text:p text:style-name="Text_20_body">A "Processing..." üzenet nem elég. A felhasználóknak látniuk kell, mi történik a pénzükkel.</text:p>
      <text:list text:style-name="L4">
        <text:list-item>
          <text:p text:style-name="P7"><text:span text:style-name="Strong_20_Emphasis">Teendő:</text:span> Amikor egy tranzakciót elküldesz, azonnal jelenítsd meg a <text:span text:style-name="Strong_20_Emphasis">tranzakció hash-ét egy Etherscan linkkel</text:span>. Használj egy <text:span text:style-name="Source_20_Text">toast</text:span> értesítési rendszert (pl. <text:span text:style-name="Source_20_Text">react-toastify</text:span>), ami jelzi, amikor a tranzakció "Feldolgozás alatt", "Sikeres" vagy "Sikertelen" állapotba kerül. </text:p>
        </text:list-item>
      </text:list>
      <text:h text:style-name="Heading_20_4" text:outline-level="4"><text:span text:style-name="Strong_20_Emphasis">2.2. Precízebb Hibakezelés</text:span></text:h>
      <text:p text:style-name="Text_20_body">A "Mint failed" üzenet helyett mondd el a felhasználónak, <text:span text:style-name="Emphasis">miért</text:span> volt sikertelen a tranzakció.</text:p>
      <text:list text:style-name="L5">
        <text:list-item>
          <text:p text:style-name="P8"><text:span text:style-name="Strong_20_Emphasis">Teendő:</text:span> A <text:span text:style-name="Source_20_Text">try...catch</text:span> blokkokban vizsgáld meg a <text:span text:style-name="Source_20_Text">e.code</text:span> vagy <text:span text:style-name="Source_20_Text">e.reason</text:span> tulajdonságát. Kezeld le a gyakori hibákat, mint például <text:span text:style-name="Source_20_Text">ACTION_REJECTED</text:span> (a felhasználó elutasította), <text:span text:style-name="Source_20_Text">INSUFFICIENT_FUNDS</text:span> (nincs elég gázdíjra), vagy a szerződésed <text:span text:style-name="Source_20_Text">require</text:span> üzeneteit. </text:p>
        </text:list-item>
      </text:list>
      <text:h text:style-name="Heading_20_4" text:outline-level="4"><text:span text:style-name="Strong_20_Emphasis">2.3. Adatbetöltés és "Csontváz" Nézetek (Skeleton Screens)</text:span></text:h>
      <text:p text:style-name="Text_20_body">Amikor az oldal betölt vagy a felhasználó fiókot vált, az adatok (egyenleg, role-ok) nem jelennek meg azonnal. Ilyenkor ne nullát vagy üres állapotot mutass.</text:p>
      <text:list text:style-name="L6">
        <text:list-item>
          <text:p text:style-name="P9"><text:span text:style-name="Strong_20_Emphasis">Teendő:</text:span> Használj "skeleton" elemeket (szürke, pulzáló dobozokat), amik jelzik, hogy az adat éppen töltődik. Ez sokkal professzionálisabb felhasználói élményt nyújt. </text:p>
        </text:list-item>
      </text:list>
      <text:p text:style-name="Horizontal_20_Line"/>
      <text:h text:style-name="Heading_20_3" text:outline-level="3">3. Szint: Üzemeltetés és Hosszú Távú Tervezés</text:h>
      <text:p text:style-name="Text_20_body">Ezek a lépések a projekt fenntarthatóságát biztosítják.</text:p>
      <text:h text:style-name="Heading_20_4" text:outline-level="4"><text:span text:style-name="Strong_20_Emphasis">3.1. Eseményfigyelés és Riasztások (Monitoring &amp; Alerting)</text:span></text:h>
      <text:p text:style-name="Text_20_body">Nem ülhetsz egész nap a gép előtt, hogy minden rendben van-e. Automatizálnod kell a protokoll felügyeletét.</text:p>
      <text:list text:style-name="L7">
        <text:list-item>
          <text:p text:style-name="P10"><text:span text:style-name="Strong_20_Emphasis">Teendő:</text:span> Állíts be egy szolgáltatást (pl. <text:span text:style-name="Strong_20_Emphasis">OpenZeppelin Defender</text:span>, <text:span text:style-name="Strong_20_Emphasis">Tenderly</text:span>), ami figyeli a szerződésed eseményeit (<text:span text:style-name="Source_20_Text">event</text:span>-jeit). Azonnali riasztást kell kapnod (pl. Discordra), ha egy kritikus esemény történik, mint egy <text:span text:style-name="Source_20_Text">pause</text:span> vagy egy <text:span text:style-name="Source_20_Text">ReserveFeedChanged</text:span>. </text:p>
        </text:list-item>
      </text:list>
      <text:h text:style-name="Heading_20_4" text:outline-level="4"><text:span text:style-name="Strong_20_Emphasis">3.2. Dokumentáció és Jogi Nyilatkozat</text:span></text:h>
      <text:p text:style-name="Text_20_body">Egy éles termékhez elengedhetetlen a tiszta kommunikáció.</text:p>
      <text:list text:style-name="L8">
        <text:list-item>
          <text:p text:style-name="P11"><text:span text:style-name="Strong_20_Emphasis">Teendő:</text:span> Készíts egy egyszerű weboldalt (pl. GitBook segítségével) a dokumentációnak, ami elmagyarázza a működést és a kockázatokat. A dApp felületén helyezz el egy linket egy jogi nyilatkozatra (Disclaimer / Terms of Use). </text:p>
        </text:list-item>
      </text:list>
      <text:h text:style-name="Heading_20_3" text:outline-level="3"><text:soft-page-break/>Összegzés</text:h>
      <text:p text:style-name="Text_20_body">Jelenleg egy <text:span text:style-name="Strong_20_Emphasis">kiválóan működő prototípusod</text:span> van. A mainnet indításhoz ezt a prototípust kell egy <text:span text:style-name="Strong_20_Emphasis">páncélozott, minden eshetőségre felkészített, felhasználóbarát erőddé</text:span> alakítanod. Haladj sorban a fenti pontokon, a biztonsággal kezdve. Minden egyes itt befektetett óra a nyugodt alvásodat és a felhasználóid pénzét védi a jövőben.</text:p>
      <text:p text:style-name="Standard"/>
      <text:section text:style-name="Sect1" text:name="0b9481d845f576f2">
        <text:section text:style-name="Sect2" text:name="model-response-message-contentr_0b9481d845f576f2">
          <text:p text:style-name="P3">A javaslatom egy 3 lépéses, logikai alapú átszervezés. Célunk, hogy az <text:span text:style-name="Source_20_Text">App.js</text:span> egy letisztult "karmester" legyen, ami csak elrendezi a felületet, míg a tényleges munka különálló, jól elnevezett fájlokban történik.</text:p>
          <text:p text:style-name="Horizontal_20_Line"/>
          <text:h text:style-name="Heading_20_3" text:outline-level="3">1. Lépés: Konstansok és Konfiguráció (<text:span text:style-name="Source_20_Text">src/constants.js</text:span>)</text:h>
          <text:p text:style-name="Text_20_body">Ez a legegyszerűbb és leggyorsabb módja a takarításnak. Jelenleg a címek, ABI-k és role hash-ek mind az <text:span text:style-name="Source_20_Text">App.js</text:span> tetején vannak. Ezeket szervezd ki egyetlen központi helyre.</text:p>
          <text:p text:style-name="Text_20_body"><text:span text:style-name="Strong_20_Emphasis">Teendő:</text:span> Hozz létre egy <text:span text:style-name="Source_20_Text">src/constants.js</text:span> fájlt, és másolj bele mindent, ami statikus konfiguráció.</text:p>
          <text:p text:style-name="Text_20_body"><text:span text:style-name="Strong_20_Emphasis"><text:span text:style-name="Source_20_Text">src/constants.js</text:span></text:span><text:span text:style-name="Strong_20_Emphasis"> tartalma:</text:span></text:p>
          <text:p text:style-name="P3">JavaScript</text:p>
          <text:p text:style-name="Preformatted_20_Text"><text:span text:style-name="Source_20_Text">import { ethers } from "ethers";</text:span></text:p>
          <text:p text:style-name="Preformatted_20_Text"/>
          <text:p text:style-name="Preformatted_20_Text"><text:span text:style-name="Source_20_Text">// Címek (később .env fájlból is jöhetnek)</text:span></text:p>
          <text:p text:style-name="Preformatted_20_Text"><text:span text:style-name="Source_20_Text">export const CONTRACT_ADDRESS = "0xa86F8D5EE503e52bc8405A54E1C5f163d3D3eF8a";</text:span></text:p>
          <text:p text:style-name="Preformatted_20_Text"><text:span text:style-name="Source_20_Text">export const FEED_ADDRESS = "0xD3D2A1EdCBCab8308224C8CaeA8964d399B819D3";</text:span></text:p>
          <text:p text:style-name="Preformatted_20_Text"/>
          <text:p text:style-name="Preformatted_20_Text"><text:span text:style-name="Source_20_Text">// Role hash-ek</text:span></text:p>
          <text:p text:style-name="Preformatted_20_Text"><text:span text:style-name="Source_20_Text">export const ADMIN_ROLE = ethers.utils.keccak256(ethers.utils.toUtf8Bytes("ADMIN_ROLE"));</text:span></text:p>
          <text:p text:style-name="Preformatted_20_Text"><text:span text:style-name="Source_20_Text">export const MINTER_ROLE = ethers.utils.keccak256(ethers.utils.toUtf8Bytes("MINTER_ROLE"));</text:span></text:p>
          <text:p text:style-name="Preformatted_20_Text"><text:span text:style-name="Source_20_Text">export const PAUSER_ROLE = ethers.utils.keccak256(ethers.utils.toUtf8Bytes("PAUSER_ROLE"));</text:span></text:p>
          <text:p text:style-name="Preformatted_20_Text"><text:span text:style-name="Source_20_Text">export const OPERATOR_ROLE = ethers.utils.keccak256(ethers.utils.toUtf8Bytes("OPERATOR_ROLE"));</text:span></text:p>
          <text:p text:style-name="Preformatted_20_Text"/>
          <text:p text:style-name="Preformatted_20_Text"><text:span text:style-name="Source_20_Text">// ABI-k</text:span></text:p>
          <text:p text:style-name="Preformatted_20_Text"><text:span text:style-name="Source_20_Text">export const TOKEN_ABI = [/* ... a teljes token ABI ... */];</text:span></text:p>
          <text:p text:style-name="P1"><text:span text:style-name="Source_20_Text">export const FEED_ABI = [/* ... a teljes feed ABI ... */];</text:span></text:p>
          <text:p text:style-name="Text_20_body"><text:span text:style-name="Strong_20_Emphasis">Az </text:span><text:span text:style-name="Strong_20_Emphasis"><text:span text:style-name="Source_20_Text">App.js</text:span></text:span><text:span text:style-name="Strong_20_Emphasis">-ben pedig csak importálnod kell őket:</text:span></text:p>
          <text:p text:style-name="P3">JavaScript</text:p>
          <text:p text:style-name="P1"><text:span text:style-name="Source_20_Text">import { CONTRACT_ADDRESS, TOKEN_ABI, ADMIN_ROLE, ... } from "./constants";</text:span></text:p>
          <text:p text:style-name="Horizontal_20_Line"/>
          <text:h text:style-name="Heading_20_3" text:outline-level="3"><text:soft-page-break/>2. Lépés: A Teljes dApp Logika Kiszervezése (<text:span text:style-name="Source_20_Text">src/hooks/useSatoshiDapp.js</text:span>)</text:h>
          <text:p text:style-name="Text_20_body">Ez a leghatásosabb lépés. Az <text:span text:style-name="Source_20_Text">App.js</text:span> tele van Web3 logikával: provider beállítása, adatok lekérdezése, szerepkörök ellenőrzése. Ezt a logikát teljes egészében ki lehet szervezni egy egyedi hook-ba (<text:span text:style-name="Source_20_Text">custom hook</text:span>).</text:p>
          <text:p text:style-name="Text_20_body"><text:span text:style-name="Strong_20_Emphasis">Teendő:</text:span> Hozz létre egy <text:span text:style-name="Source_20_Text">src/hooks/useSatoshiDapp.js</text:span> fájlt. Ebbe kerüljön:</text:p>
          <text:list text:style-name="L9">
            <text:list-item>
              <text:p text:style-name="P13">Az összes Web3-specifikus <text:span text:style-name="Source_20_Text">useState</text:span> (provider, signer, account, balance, roles, stb.). </text:p>
            </text:list-item>
            <text:list-item>
              <text:p text:style-name="P13">A fő <text:span text:style-name="Source_20_Text">useEffect</text:span>, ami beállítja a providert és a listenereket. </text:p>
            </text:list-item>
            <text:list-item>
              <text:p text:style-name="P12">Az összes adatlekérdező és interakciós függvény: <text:span text:style-name="Source_20_Text">connectWallet</text:span>, <text:span text:style-name="Source_20_Text">fetchChainData</text:span>, <text:span text:style-name="Source_20_Text">fetchAllRoles</text:span>, <text:span text:style-name="Source_20_Text">handleMint</text:span>, <text:span text:style-name="Source_20_Text">handleBurn</text:span>, <text:span text:style-name="Source_20_Text">handleSetFeed</text:span>, <text:span text:style-name="Source_20_Text">handlePause</text:span>. </text:p>
            </text:list-item>
          </text:list>
          <text:p text:style-name="Text_20_body"><text:span text:style-name="Strong_20_Emphasis">A hookod váza így nézne ki:</text:span></text:p>
          <text:p text:style-name="P3">JavaScript</text:p>
          <text:p text:style-name="Preformatted_20_Text"><text:span text:style-name="Source_20_Text">// src/hooks/useSatoshiDapp.js</text:span></text:p>
          <text:p text:style-name="Preformatted_20_Text"><text:span text:style-name="Source_20_Text">import { useState, useEffect } from "react";</text:span></text:p>
          <text:p text:style-name="Preformatted_20_Text"><text:span text:style-name="Source_20_Text">// ... importok ...</text:span></text:p>
          <text:p text:style-name="Preformatted_20_Text"/>
          <text:p text:style-name="Preformatted_20_Text"><text:span text:style-name="Source_20_Text">export function useSatoshiDapp() {</text:span></text:p>
          <text:p text:style-name="Preformatted_20_Text"><text:span text:style-name="Source_20_Text"><text:s text:c="2"/>// Ide jön az összes state, amit eddig az App.js-ben tartottál</text:span></text:p>
          <text:p text:style-name="Preformatted_20_Text"><text:span text:style-name="Source_20_Text"><text:s text:c="2"/>const [provider, setProvider] = useState(null);</text:span></text:p>
          <text:p text:style-name="Preformatted_20_Text"><text:span text:style-name="Source_20_Text"><text:s text:c="2"/>const [account, setAccount] = useState("");</text:span></text:p>
          <text:p text:style-name="Preformatted_20_Text"><text:span text:style-name="Source_20_Text"><text:s text:c="2"/>const [userRoles, setUserRoles] = useState({ isAdmin: false, ... });</text:span></text:p>
          <text:p text:style-name="Preformatted_20_Text"><text:span text:style-name="Source_20_Text"><text:s text:c="2"/>const [balance, setBalance] = useState("0");</text:span></text:p>
          <text:p text:style-name="Preformatted_20_Text"><text:span text:style-name="Source_20_Text"><text:s text:c="2"/>// ... a többi state ...</text:span></text:p>
          <text:p text:style-name="Preformatted_20_Text"/>
          <text:p text:style-name="Preformatted_20_Text"><text:span text:style-name="Source_20_Text"><text:s text:c="2"/>// Ide jön a nagy useEffect a provider beállításával...</text:span></text:p>
          <text:p text:style-name="Preformatted_20_Text"><text:span text:style-name="Source_20_Text"><text:s text:c="2"/>useEffect(() =&gt; {</text:span></text:p>
          <text:p text:style-name="Preformatted_20_Text"><text:span text:style-name="Source_20_Text"><text:s text:c="4"/>// ...</text:span></text:p>
          <text:p text:style-name="Preformatted_20_Text"><text:span text:style-name="Source_20_Text"><text:s text:c="2"/>}, []);</text:span></text:p>
          <text:p text:style-name="Preformatted_20_Text"/>
          <text:p text:style-name="Preformatted_20_Text"><text:span text:style-name="Source_20_Text"><text:s text:c="2"/>// Ide jönnek a függvények...</text:span></text:p>
          <text:p text:style-name="Preformatted_20_Text"><text:span text:style-name="Source_20_Text"><text:s text:c="2"/>async function connectWallet() { /* ... */ }</text:span></text:p>
          <text:p text:style-name="Preformatted_20_Text"><text:span text:style-name="Source_20_Text"><text:s text:c="2"/>async function handleMint() { /* ... */ }</text:span></text:p>
          <text:p text:style-name="Preformatted_20_Text"><text:span text:style-name="Source_20_Text"><text:s text:c="2"/>// ... a többi függvény ...</text:span></text:p>
          <text:p text:style-name="Preformatted_20_Text"/>
          <text:p text:style-name="Preformatted_20_Text"><text:span text:style-name="Source_20_Text"><text:s text:c="2"/>// A hook végén visszaadod mindazt, amire a UI-nak szüksége van</text:span></text:p>
          <text:p text:style-name="Preformatted_20_Text"><text:span text:style-name="Source_20_Text"><text:s text:c="2"/>return {</text:span></text:p>
          <text:p text:style-name="Preformatted_20_Text"><text:span text:style-name="Source_20_Text"><text:s text:c="4"/>account,</text:span></text:p>
          <text:p text:style-name="Preformatted_20_Text"><text:span text:style-name="Source_20_Text"><text:s text:c="4"/>balance,</text:span></text:p>
          <text:p text:style-name="Preformatted_20_Text"><text:span text:style-name="Source_20_Text"><text:s text:c="4"/>userRoles,</text:span></text:p>
          <text:p text:style-name="Preformatted_20_Text"><text:span text:style-name="Source_20_Text"><text:s text:c="4"/>connectWallet,</text:span></text:p>
          <text:p text:style-name="Preformatted_20_Text"><text:span text:style-name="Source_20_Text"><text:s text:c="4"/>handleMint,</text:span></text:p>
          <text:p text:style-name="Preformatted_20_Text"><text:span text:style-name="Source_20_Text"><text:s text:c="4"/>// ... a többi szükséges adat és függvény ...</text:span></text:p>
          <text:p text:style-name="Preformatted_20_Text"><text:span text:style-name="Source_20_Text"><text:s text:c="2"/>};</text:span></text:p>
          <text:p text:style-name="P1"><text:span text:style-name="Source_20_Text">}</text:span></text:p>
          <text:p text:style-name="Horizontal_20_Line"/>
          <text:h text:style-name="Heading_20_3" text:outline-level="3">3. Lépés: Komponensek Önállósítása</text:h>
          <text:p text:style-name="Text_20_body">Most, hogy a logika nagy része egy hookban van, a komponenseidet valóban önállóvá teheted. Már elkezdted a <text:span text:style-name="Source_20_Text">MintController</text:span> és <text:span text:style-name="Source_20_Text">BurnController</text:span> szétválasztását, ezt kell folytatni.</text:p>
          <text:h text:style-name="Heading_20_4" text:outline-level="4"><text:soft-page-break/><text:span text:style-name="Strong_20_Emphasis">Admin Panel (</text:span><text:span text:style-name="Strong_20_Emphasis"><text:span text:style-name="Source_20_Text">src/components/OwnerPanel.js</text:span></text:span><text:span text:style-name="Strong_20_Emphasis">)</text:span></text:h>
          <text:p text:style-name="Text_20_body">Az adminisztrációs felület (feed váltás, pause) egy tökéletes, önálló egység.</text:p>
          <text:list text:style-name="L10">
            <text:list-item>
              <text:p text:style-name="P15"><text:span text:style-name="Strong_20_Emphasis">Teendő:</text:span> Hozz létre egy <text:span text:style-name="Source_20_Text">OwnerPanel.js</text:span> komponenst. </text:p>
            </text:list-item>
            <text:list-item>
              <text:p text:style-name="P15"><text:span text:style-name="Strong_20_Emphasis">Logika:</text:span> A hozzá tartozó állapotokat (<text:span text:style-name="Source_20_Text">newFeed</text:span>) és a kezelőfüggvényeket (<text:span text:style-name="Source_20_Text">handleSetFeed</text:span>, <text:span text:style-name="Source_20_Text">handlePause</text:span>) add át neki prop-ként a <text:span text:style-name="Source_20_Text">useSatoshiDapp</text:span> hookból. </text:p>
            </text:list-item>
            <text:list-item>
              <text:p text:style-name="P14"><text:span text:style-name="Strong_20_Emphasis">Előny:</text:span> Az <text:span text:style-name="Source_20_Text">App.js</text:span>-nek nem kell tudnia a <text:span text:style-name="Source_20_Text">newFeed</text:span> állapotról, csak arról, hogy létezik egy <text:span text:style-name="Source_20_Text">OwnerPanel</text:span>, amit meg kell jelenítenie, ha a felhasználó admin. </text:p>
            </text:list-item>
          </text:list>
          <text:p text:style-name="Horizontal_20_Line"/>
          <text:h text:style-name="Heading_20_3" text:outline-level="3">Az Eredmény: Az Új, Letisztult <text:span text:style-name="Source_20_Text">App.js</text:span></text:h>
          <text:p text:style-name="Text_20_body">A refaktorálás után az <text:span text:style-name="Source_20_Text">App.js</text:span> fájlod drámaian lerövidül. A feladata csupán annyi lesz, hogy:</text:p>
          <text:list text:style-name="L11">
            <text:list-item>
              <text:p text:style-name="P17">Meghívja az egyetlen <text:span text:style-name="Source_20_Text">useSatoshiDapp</text:span> hookot, hogy megkapja az adatokat és a függvényeket. </text:p>
            </text:list-item>
            <text:list-item>
              <text:p text:style-name="P16">Elrendezze a fő komponenseket a képernyőn, és átadja nekik a szükséges adatokat. </text:p>
            </text:list-item>
          </text:list>
          <text:p text:style-name="Text_20_body"><text:span text:style-name="Strong_20_Emphasis">Az új </text:span><text:span text:style-name="Strong_20_Emphasis"><text:span text:style-name="Source_20_Text">App.js</text:span></text:span><text:span text:style-name="Strong_20_Emphasis"> váza:</text:span></text:p>
          <text:p text:style-name="P3">JavaScript</text:p>
          <text:p text:style-name="Preformatted_20_Text"><text:span text:style-name="Source_20_Text">import React from "react";</text:span></text:p>
          <text:p text:style-name="Preformatted_20_Text"><text:span text:style-name="Source_20_Text">import { useSatoshiDapp } from "./hooks/useSatoshiDapp";</text:span></text:p>
          <text:p text:style-name="Preformatted_20_Text"><text:span text:style-name="Source_20_Text">import NetworkBanner from "./components/NetworkBanner";</text:span></text:p>
          <text:p text:style-name="Preformatted_20_Text"><text:span text:style-name="Source_20_Text">import MintController from "./components/MintController";</text:span></text:p>
          <text:p text:style-name="Preformatted_20_Text"><text:span text:style-name="Source_20_Text">import OwnerPanel from "./components/OwnerPanel";</text:span></text:p>
          <text:p text:style-name="Preformatted_20_Text"><text:span text:style-name="Source_20_Text">// ... egyéb UI komponensek importja ...</text:span></text:p>
          <text:p text:style-name="Preformatted_20_Text"/>
          <text:p text:style-name="Preformatted_20_Text"><text:span text:style-name="Source_20_Text">export default function App() {</text:span></text:p>
          <text:p text:style-name="Preformatted_20_Text"><text:span text:style-name="Source_20_Text"><text:s text:c="2"/>const {</text:span></text:p>
          <text:p text:style-name="Preformatted_20_Text"><text:span text:style-name="Source_20_Text"><text:s text:c="4"/>account,</text:span></text:p>
          <text:p text:style-name="Preformatted_20_Text"><text:span text:style-name="Source_20_Text"><text:s text:c="4"/>balance,</text:span></text:p>
          <text:p text:style-name="Preformatted_20_Text"><text:span text:style-name="Source_20_Text"><text:s text:c="4"/>totalSupply,</text:span></text:p>
          <text:p text:style-name="Preformatted_20_Text"><text:span text:style-name="Source_20_Text"><text:s text:c="4"/>userRoles,</text:span></text:p>
          <text:p text:style-name="Preformatted_20_Text"><text:span text:style-name="Source_20_Text"><text:s text:c="4"/>isPaused,</text:span></text:p>
          <text:p text:style-name="Preformatted_20_Text"><text:span text:style-name="Source_20_Text"><text:s text:c="4"/>connectWallet,</text:span></text:p>
          <text:p text:style-name="Preformatted_20_Text"><text:span text:style-name="Source_20_Text"><text:s text:c="4"/>handleMint,</text:span></text:p>
          <text:p text:style-name="Preformatted_20_Text"><text:span text:style-name="Source_20_Text"><text:s text:c="4"/>handleBurn,</text:span></text:p>
          <text:p text:style-name="Preformatted_20_Text"><text:span text:style-name="Source_20_Text"><text:s text:c="4"/>handleSetFeed,</text:span></text:p>
          <text:p text:style-name="Preformatted_20_Text"><text:span text:style-name="Source_20_Text"><text:s text:c="4"/>handlePause</text:span></text:p>
          <text:p text:style-name="Preformatted_20_Text"><text:span text:style-name="Source_20_Text"><text:s text:c="4"/>// ... egyéb adatok és függvények a hookból</text:span></text:p>
          <text:p text:style-name="Preformatted_20_Text"><text:span text:style-name="Source_20_Text"><text:s text:c="2"/>} = useSatoshiDapp();</text:span></text:p>
          <text:p text:style-name="Preformatted_20_Text"/>
          <text:p text:style-name="Preformatted_20_Text"><text:span text:style-name="Source_20_Text"><text:s text:c="2"/>if (!account) {</text:span></text:p>
          <text:p text:style-name="Preformatted_20_Text"><text:span text:style-name="Source_20_Text"><text:s text:c="4"/>return &lt;button onClick={connectWallet}&gt;Connect Wallet&lt;/button&gt;;</text:span></text:p>
          <text:p text:style-name="Preformatted_20_Text"><text:span text:style-name="Source_20_Text"><text:s text:c="2"/>}</text:span></text:p>
          <text:p text:style-name="Preformatted_20_Text"/>
          <text:p text:style-name="Preformatted_20_Text"><text:span text:style-name="Source_20_Text"><text:s text:c="2"/>return (</text:span></text:p>
          <text:p text:style-name="Preformatted_20_Text"><text:span text:style-name="Source_20_Text"><text:s text:c="4"/>&lt;div&gt;</text:span></text:p>
          <text:p text:style-name="Preformatted_20_Text"><text:span text:style-name="Source_20_Text"><text:s text:c="6"/>{/* Itt már csak a komponenseket rendezed el és adod át nekik a propokat */}</text:span></text:p>
          <text:p text:style-name="Preformatted_20_Text"><text:span text:style-name="Source_20_Text"><text:s text:c="6"/>&lt;NetworkBanner /&gt;</text:span></text:p>
          <text:p text:style-name="Preformatted_20_Text"><text:span text:style-name="Source_20_Text"><text:s text:c="6"/>&lt;UserInfo balance={balance} totalSupply={totalSupply} /&gt;</text:span></text:p>
          <text:p text:style-name="Preformatted_20_Text"/>
          <text:p text:style-name="Preformatted_20_Text"><text:span text:style-name="Source_20_Text"><text:s text:c="6"/>{userRoles.isAdmin &amp;&amp; (</text:span></text:p>
          <text:p text:style-name="Preformatted_20_Text"><text:span text:style-name="Source_20_Text"><text:s text:c="8"/>&lt;OwnerPanel</text:span></text:p>
          <text:p text:style-name="Preformatted_20_Text"><text:soft-page-break/><text:span text:style-name="Source_20_Text"><text:s text:c="10"/>handleSetFeed={handleSetFeed}</text:span></text:p>
          <text:p text:style-name="Preformatted_20_Text"><text:span text:style-name="Source_20_Text"><text:s text:c="10"/>handlePause={handlePause}</text:span></text:p>
          <text:p text:style-name="Preformatted_20_Text"><text:span text:style-name="Source_20_Text"><text:s text:c="10"/>isPaused={isPaused}</text:span></text:p>
          <text:p text:style-name="Preformatted_20_Text"><text:span text:style-name="Source_20_Text"><text:s text:c="8"/>/&gt;</text:span></text:p>
          <text:p text:style-name="Preformatted_20_Text"><text:span text:style-name="Source_20_Text"><text:s text:c="6"/>)}</text:span></text:p>
          <text:p text:style-name="Preformatted_20_Text"/>
          <text:p text:style-name="Preformatted_20_Text"><text:span text:style-name="Source_20_Text"><text:s text:c="6"/>&lt;MintController handleMint={handleMint} /&gt;</text:span></text:p>
          <text:p text:style-name="Preformatted_20_Text"><text:span text:style-name="Source_20_Text"><text:s text:c="6"/>&lt;BurnController handleBurn={handleBurn} /&gt;</text:span></text:p>
          <text:p text:style-name="Preformatted_20_Text"><text:span text:style-name="Source_20_Text"><text:s text:c="6"/>{/* ... */}</text:span></text:p>
          <text:p text:style-name="Preformatted_20_Text"><text:span text:style-name="Source_20_Text"><text:s text:c="4"/>&lt;/div&gt;</text:span></text:p>
          <text:p text:style-name="Preformatted_20_Text"><text:span text:style-name="Source_20_Text"><text:s text:c="2"/>);</text:span></text:p>
          <text:p text:style-name="P1"><text:span text:style-name="Source_20_Text">}</text:span></text:p>
          <text:p text:style-name="Text_20_body">Ezzel a struktúrával a kódod nem csak rövidebb, de sokkal könnyebben olvasható, karbantartható és továbbfejleszthető lesz.</text:p>
        </text:section>
      </text:section>
      <text:section text:style-name="Sect1" text:name="4e0376eea8473297">
        <text:p text:style-name="P2"/>
        <text:section text:style-name="Sect1" text:name="user-query-content-15">
          <text:p text:style-name="P3"/>
        </text:section>
      </text:section>
      <text:h text:style-name="Heading_20_3" text:outline-level="3">Gázdíj Optimalizáció (Gas Optimization)</text:h>
      <text:p text:style-name="Text_20_body">A szerződésed funkcionálisan működik, de vajon a lehető leghatékonyabban teszi? A magas gázdíjak elriaszthatják a felhasználókat.</text:p>
      <text:list text:style-name="L12">
        <text:list-item>
          <text:p text:style-name="P19"><text:span text:style-name="Strong_20_Emphasis">Kérdés:</text:span> Átnézted a szerződésedet abból a szempontból, hogy a függvényeid (mint, burn) a lehető legkevesebb gázt fogyasszák? Használsz-e <text:span text:style-name="Source_20_Text">uint256</text:span> helyett kisebb típusokat (pl. <text:span text:style-name="Source_20_Text">uint128</text:span>), ahol lehetséges és biztonságos? Kerülöd a felesleges írási műveleteket az okosszerződés tárhelyére (storage)? </text:p>
        </text:list-item>
        <text:list-item>
          <text:p text:style-name="P18"><text:span text:style-name="Strong_20_Emphasis">Javaslat:</text:span> Használd a <text:span text:style-name="Strong_20_Emphasis"><text:span text:style-name="Source_20_Text">hardhat-gas-reporter</text:span></text:span> plugint a tesztjeid futtatásakor. Ez pontosan megmutatja, hogy melyik függvényhívás mennyi gázba kerül. Ez segít azonosítani a legköltségesebb műveleteket, és elgondolkodni azok optimalizálásán. </text:p>
        </text:list-item>
      </text:list>
      <text:h text:style-name="Heading_20_3" text:outline-level="3">2. Frontend Teljesítmény és Hoszting</text:h>
      <text:p text:style-name="Text_20_body">A dApp sebessége és elérhetősége kritikus.</text:p>
      <text:list text:style-name="L13">
        <text:list-item>
          <text:p text:style-name="P21"><text:span text:style-name="Strong_20_Emphasis">Kérdés:</text:span> Hogyan és hol fogod hosztolni a React alkalmazásodat? </text:p>
        </text:list-item>
        <text:list-item>
          <text:p text:style-name="P20"><text:span text:style-name="Strong_20_Emphasis">Javaslat:</text:span> Használj egy modern, megbízható platformot, mint a <text:span text:style-name="Strong_20_Emphasis">Vercel</text:span> vagy a <text:span text:style-name="Strong_20_Emphasis">Netlify</text:span>. Ezek automatikusan kezelik a build folyamatokat, a globális CDN-t (gyors elérés a világ minden tájáról), és könnyen integrálhatók a GitHub-bal. Érdemes megvizsgálni a "code splitting" lehetőségét is, hogy az alkalmazásod kezdeti betöltési mérete kisebb legyen. </text:p>
        </text:list-item>
      </text:list>
      <text:h text:style-name="Heading_20_3" text:outline-level="3">3. Kommunikációs Terv és Felületek</text:h>
      <text:p text:style-name="Text_20_body">Mielőtt egyetlen felhasználó is pénzt tenne a rendszerbe, tudnia kell, hol kérdezhet, és hol kap híreket a projektről.</text:p>
      <text:list text:style-name="L14">
        <text:list-item>
          <text:p text:style-name="P23"><text:span text:style-name="Strong_20_Emphasis">Kérdés:</text:span> Van már a projektnek dedikált kommunikációs csatornája? </text:p>
        </text:list-item>
        <text:list-item>
          <text:p text:style-name="P22"><text:span text:style-name="Strong_20_Emphasis">Javaslat:</text:span> Hozz létre <text:span text:style-name="Strong_20_Emphasis">már most</text:span> egy Twitter-fiókot és/vagy egy Discord-szervert. Ezek lesznek a hivatalos kommunikációs csatornák, ahol bejelentheted a frissítéseket, a karbantartásokat, vagy akár egy vészhelyzetet (pl. a szerződés pause-olását). Ez a bizalomépítés alapja. </text:p>
        </text:list-item>
      </text:list>
      <text:h text:style-name="Heading_20_3" text:outline-level="3"><text:soft-page-break/>4. Visszavonhatóság és Szerepkör Menedzsment</text:h>
      <text:p text:style-name="Text_20_body">A jelenlegi szerződésedben a szerepköröket a konstruktorban adod meg. De mi történik, ha egy operátor kilép, vagy egy kulcsa kompromittálódik?</text:p>
      <text:list text:style-name="L15">
        <text:list-item>
          <text:p text:style-name="P25"><text:span text:style-name="Strong_20_Emphasis">Kérdés:</text:span> Az <text:span text:style-name="Source_20_Text">ADMIN_ROLE</text:span> birtokosa képes új szereplőket hozzáadni és a régieket eltávolítani? </text:p>
        </text:list-item>
        <text:list-item>
          <text:p text:style-name="P24"><text:span text:style-name="Strong_20_Emphasis">Javaslat:</text:span> Győződj meg róla, hogy az <text:span text:style-name="Source_20_Text">AccessControl</text:span> szerződés <text:span text:style-name="Source_20_Text">grantRole</text:span> és <text:span text:style-name="Source_20_Text">revokeRole</text:span> funkcióit az adminisztrátorod (ideális esetben a Gnosis Safe multisig) képes meghívni. Készíts egy tervet arra, hogyan zajlik egy operátor-csere a gyakorlatban. Érdemes lehet egy egyszerű admin felületet is készíteni a frontendre, ami csak az <text:span text:style-name="Source_20_Text">ADMIN_ROLE</text:span> birtokosának jelenik meg, és ezeket a funkciókat teszi elérhetővé. </text:p>
        </text:list-item>
      </text:list>
      <text:p text:style-name="Horizontal_20_Line"/>
      <text:h text:style-name="Heading_20_3" text:outline-level="3">Végső Gondolat</text:h>
      <text:p text:style-name="Text_20_body">A legjobb, amit most tehetsz, hogy ellenállsz a kísértésnek, hogy új, csillogó funkciókat építs be. Helyette fókuszálj a meglévő rendszer tökéletesítésére, tesztelésére és biztonságossá tételére.</text:p>
      <text:p text:style-name="Text_20_body">A kevesebb, de hibátlanul működő és golyóálló funkció sokkal többet ér egy mainnet indításnál, mint egy új, de kevésbé tesztelt lehetőség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05:07:09.275517792</meta:creation-date>
    <dc:date>2025-06-19T05:13:30.877448451</dc:date>
    <meta:editing-duration>PT6M22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8" meta:paragraph-count="208" meta:word-count="1878" meta:character-count="14567" meta:non-whitespace-character-count="12591"/>
  </office:meta>
</office:document-meta>
</file>